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9.288cm"/>
    </style:style>
    <style:style style:name="co7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Liste_20_des_20_longs_20_métrages_20_Disney">
      <style:table-properties table:display="true" style:writing-mode="lr-tb"/>
    </style:style>
    <style:style style:name="ce1" style:family="table-cell" style:parent-style-name="Default" style:data-style-name="N128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 des longs métrages Disne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N° de production</text:p>
          </table:table-cell>
          <table:table-cell office:value-type="string" calcext:value-type="string">
            <text:p>N° de « Classique Disney</text:p>
          </table:table-cell>
          <table:table-cell office:value-type="string" calcext:value-type="string">
            <text:p>N° de « Classique d'animation »</text:p>
          </table:table-cell>
          <table:table-cell office:value-type="string" calcext:value-type="string">
            <text:p>Titre (en France)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Commentaires</text:p>
          </table:table-cell>
          <table:table-cell table:number-columns-repeated="5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lanche-Neige et les Sept Nains</text:p>
          </table:table-cell>
          <table:table-cell office:value-type="date" office:date-value="1937-12-21" calcext:value-type="date">
            <text:p>21/12/1937</text:p>
          </table:table-cell>
          <table:table-cell office:value-type="string" calcext:value-type="string">
            <text:p>D'après le conte des frères Grimm</text:p>
          </table:table-cell>
          <table:table-cell table:number-columns-repeated="5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inocchio</text:p>
          </table:table-cell>
          <table:table-cell office:value-type="date" office:date-value="1940-02-07" calcext:value-type="date">
            <text:p>07/02/1940</text:p>
          </table:table-cell>
          <table:table-cell office:value-type="string" calcext:value-type="string">
            <text:p>D'après le roman de Carlo Collodi</text:p>
          </table:table-cell>
          <table:table-cell table:number-columns-repeated="5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Fantasia</text:p>
          </table:table-cell>
          <table:table-cell office:value-type="date" office:date-value="1940-11-13" calcext:value-type="date">
            <text:p>13/11/1940</text:p>
          </table:table-cell>
          <table:table-cell office:value-type="string" calcext:value-type="string">
            <text:p>Animation sur des musiques de compositeurs tels que Jean-Sébastien Bach, Piotr Ilitch Tchaïkovski, Paul Dukas et Igor Stravinsky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e Dragon récalcitrant</text:p>
          </table:table-cell>
          <table:table-cell office:value-type="date" office:date-value="1941-06-20" calcext:value-type="date">
            <text:p>20/06/1941</text:p>
          </table:table-cell>
          <table:table-cell office:value-type="string" calcext:value-type="string">
            <text:p>Documentaire mêlant animation et prises de vues réelles sur le thème d'une visite des studi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umbo</text:p>
          </table:table-cell>
          <table:table-cell office:value-type="date" office:date-value="1941-10-23" calcext:value-type="date">
            <text:p>23/10/1941</text:p>
          </table:table-cell>
          <table:table-cell office:value-type="string" calcext:value-type="string">
            <text:p>D'après le roman de Helen Aberso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mbi</text:p>
          </table:table-cell>
          <table:table-cell office:value-type="date" office:date-value="1942-08-08" calcext:value-type="date">
            <text:p>08/08/1942</text:p>
          </table:table-cell>
          <table:table-cell office:value-type="string" calcext:value-type="string">
            <text:p>D'après le roman de Felix Salten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aludos Amigos</text:p>
          </table:table-cell>
          <table:table-cell office:value-type="date" office:date-value="1942-08-24" calcext:value-type="date">
            <text:p>24/08/1942</text:p>
          </table:table-cell>
          <table:table-cell office:value-type="string" calcext:value-type="string">
            <text:p>Animation et prises de vues réelles pour inciter les pays d'Amérique du Sud à combattre au côté des États-Unis lors de la Seconde Guerre mondial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ictoire dans les airs</text:p>
          </table:table-cell>
          <table:table-cell office:value-type="date" office:date-value="1943-07-17" calcext:value-type="date">
            <text:p>17/07/1943</text:p>
          </table:table-cell>
          <table:table-cell office:value-type="string" calcext:value-type="string">
            <text:p>Film d'animation destiné à soutenir l'effort de guerr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es Trois Caballeros</text:p>
          </table:table-cell>
          <table:table-cell office:value-type="date" office:date-value="1944-12-21" calcext:value-type="date">
            <text:p>21/12/1944</text:p>
          </table:table-cell>
          <table:table-cell office:value-type="string" calcext:value-type="string">
            <text:p>Animation et prises de vues réelles mettant en vedette Donald Duck pour inciter les pays d'Amérique du Sud à combattre aux côtés des États-Unis lors de la Seconde Guerre mondial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 Boîte à musique</text:p>
          </table:table-cell>
          <table:table-cell office:value-type="date" office:date-value="1946-04-20" calcext:value-type="date">
            <text:p>20/04/1946</text:p>
          </table:table-cell>
          <table:table-cell office:value-type="string" calcext:value-type="string">
            <text:p>Animation regroupant des courts métrages musicaux comme Fantasia (1940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élodie du Sud</text:p>
          </table:table-cell>
          <table:table-cell office:value-type="date" office:date-value="1946-11-12" calcext:value-type="date">
            <text:p>12/11/1946</text:p>
          </table:table-cell>
          <table:table-cell office:value-type="string" calcext:value-type="string">
            <text:p>Animation et prises de vues réelles d'après les romans de Joel Chandler Harris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quin de printemps</text:p>
          </table:table-cell>
          <table:table-cell office:value-type="date" office:date-value="1947-09-27" calcext:value-type="date">
            <text:p>27/09/1947</text:p>
          </table:table-cell>
          <table:table-cell office:value-type="string" calcext:value-type="string">
            <text:p>Animation et prises de vues réelles - Premier long-métrage mettant en vedette le trio formé par Mickey Mouse, Donald Duck et Dingo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élodie Cocktail</text:p>
          </table:table-cell>
          <table:table-cell office:value-type="date" office:date-value="1948-05-27" calcext:value-type="date">
            <text:p>27/05/1948</text:p>
          </table:table-cell>
          <table:table-cell office:value-type="string" calcext:value-type="string">
            <text:p>Animation regroupant des courts métrages musicaux comme Fantasia (1940) et La Boîte à musique (1946)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anny, le petit mouton noir</text:p>
          </table:table-cell>
          <table:table-cell office:value-type="date" office:date-value="1949-01-09" calcext:value-type="date">
            <text:p>09/01/1949</text:p>
          </table:table-cell>
          <table:table-cell office:value-type="string" calcext:value-type="string">
            <text:p>Animation et prises de vues réelles comme Mélodie du Sud (1946) d'après un roman de Sterling North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e Crapaud et le Maître d'école</text:p>
          </table:table-cell>
          <table:table-cell office:value-type="date" office:date-value="1949-10-05" calcext:value-type="date">
            <text:p>05/10/1949</text:p>
          </table:table-cell>
          <table:table-cell office:value-type="string" calcext:value-type="string">
            <text:p>D'après la nouvelle de Washington Irving pour Ichabod (Le Maître d'école) et le roman de Kenneth Grahame pour Mr Toad (Le Crapaud)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ndrillon</text:p>
          </table:table-cell>
          <table:table-cell office:value-type="date" office:date-value="1950-02-15" calcext:value-type="date">
            <text:p>15/02/1950</text:p>
          </table:table-cell>
          <table:table-cell office:value-type="string" calcext:value-type="string">
            <text:p>D'après Charles Perrault et les frères Grimm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ice au pays des merveilles</text:p>
          </table:table-cell>
          <table:table-cell office:value-type="date" office:date-value="1951-07-26" calcext:value-type="date">
            <text:p>26/07/1951</text:p>
          </table:table-cell>
          <table:table-cell office:value-type="string" calcext:value-type="string">
            <text:p>D'après les romans de Lewis Carroll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er Pan</text:p>
          </table:table-cell>
          <table:table-cell office:value-type="date" office:date-value="1953-02-05" calcext:value-type="date">
            <text:p>05/02/1953</text:p>
          </table:table-cell>
          <table:table-cell office:value-type="string" calcext:value-type="string">
            <text:p>D'après la pièce de théâtre de J. M. Barrie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Belle et le Clochard</text:p>
          </table:table-cell>
          <table:table-cell office:value-type="date" office:date-value="1955-06-22" calcext:value-type="date">
            <text:p>22/06/1955</text:p>
          </table:table-cell>
          <table:table-cell office:value-type="string" calcext:value-type="string">
            <text:p>D'après le roman de Ward Greene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 Belle au bois dormant</text:p>
          </table:table-cell>
          <table:table-cell office:value-type="date" office:date-value="1959-01-29" calcext:value-type="date">
            <text:p>29/01/1959</text:p>
          </table:table-cell>
          <table:table-cell office:value-type="string" calcext:value-type="string">
            <text:p>D'après Charles Perrault et les frères Grimm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s 101 Dalmatiens</text:p>
          </table:table-cell>
          <table:table-cell office:value-type="date" office:date-value="1961-01-25" calcext:value-type="date">
            <text:p>25/01/1961</text:p>
          </table:table-cell>
          <table:table-cell office:value-type="string" calcext:value-type="string">
            <text:p>D'après un roman de Dodie Smith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rlin l'Enchanteur</text:p>
          </table:table-cell>
          <table:table-cell office:value-type="date" office:date-value="1963-12-25" calcext:value-type="date">
            <text:p>25/12/1963</text:p>
          </table:table-cell>
          <table:table-cell office:value-type="string" calcext:value-type="string">
            <text:p>D'après le roman de Terence Hanbury White, inspiré de Chrétien de Troye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ry Poppins</text:p>
          </table:table-cell>
          <table:table-cell office:value-type="date" office:date-value="1964-08-29" calcext:value-type="date">
            <text:p>29/08/1964</text:p>
          </table:table-cell>
          <table:table-cell office:value-type="string" calcext:value-type="string">
            <text:p>Animation et prises de vues réelles d'après le roman de Pamela L. Traver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 Livre de la jungle</text:p>
          </table:table-cell>
          <table:table-cell office:value-type="date" office:date-value="1967-10-18" calcext:value-type="date">
            <text:p>18/10/1967</text:p>
          </table:table-cell>
          <table:table-cell office:value-type="string" calcext:value-type="string">
            <text:p>D'après le roman de Rudyard Kipling - Dernier dessin animé supervisé par Walt Disney avant sa mort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s Aristochats</text:p>
          </table:table-cell>
          <table:table-cell office:value-type="date" office:date-value="1970-12-11" calcext:value-type="date">
            <text:p>11/12/1970</text:p>
          </table:table-cell>
          <table:table-cell office:value-type="string" calcext:value-type="string">
            <text:p>D'après une histoire de Tom McGowan et Tom Rowe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'Apprentie sorcière</text:p>
          </table:table-cell>
          <table:table-cell office:value-type="date" office:date-value="1971-11-11" calcext:value-type="date">
            <text:p>11/11/1971</text:p>
          </table:table-cell>
          <table:table-cell office:value-type="string" calcext:value-type="string">
            <text:p>Animation et prises de vues réelles d'après les romans de Mary Norton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in des Bois</text:p>
          </table:table-cell>
          <table:table-cell office:value-type="date" office:date-value="1973-11-08" calcext:value-type="date">
            <text:p>08/11/1973</text:p>
          </table:table-cell>
          <table:table-cell office:value-type="string" calcext:value-type="string">
            <text:p>D'après une légende médiévale anglaise et le Roman de Renart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s Aventures de Winnie l'ourson</text:p>
          </table:table-cell>
          <table:table-cell office:value-type="date" office:date-value="1977-03-11" calcext:value-type="date">
            <text:p>11/03/1977</text:p>
          </table:table-cell>
          <table:table-cell office:value-type="string" calcext:value-type="string">
            <text:p>D'après l'œuvre de Alan Alexander Milne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es Aventures de Bernard et Bianca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D'après les romans de Margery Sharp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eter et Elliott le dragon</text:p>
          </table:table-cell>
          <table:table-cell office:value-type="date" office:date-value="1977-11-03" calcext:value-type="date">
            <text:p>03/11/1977</text:p>
          </table:table-cell>
          <table:table-cell office:value-type="string" calcext:value-type="string">
            <text:p>Animation et prises de vues réelles, d'après une histoire de S. S. Field et Seton I. Mille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x et Rouky</text:p>
          </table:table-cell>
          <table:table-cell office:value-type="date" office:date-value="1981-07-10" calcext:value-type="date">
            <text:p>10/07/1981</text:p>
          </table:table-cell>
          <table:table-cell office:value-type="string" calcext:value-type="string">
            <text:p>D'après la nouvelle Le Renard et le Chien courant de Daniel P. Mannix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ram et le Chaudron magique</text:p>
          </table:table-cell>
          <table:table-cell office:value-type="date" office:date-value="1985-07-24" calcext:value-type="date">
            <text:p>24/07/1985</text:p>
          </table:table-cell>
          <table:table-cell office:value-type="string" calcext:value-type="string">
            <text:p>D'après Les Chroniques de Prydain de Lloyd Alexander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sil, détective privé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D'après le livre d'Eve Titus - Première utilisation d'images de synthèse combinées à l'animation traditionnelle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Qui veut la peau de Roger Rabbit</text:p>
          </table:table-cell>
          <table:table-cell office:value-type="date" office:date-value="1988-06-22" calcext:value-type="date">
            <text:p>22/06/1988</text:p>
          </table:table-cell>
          <table:table-cell office:value-type="string" calcext:value-type="string">
            <text:p>Animation et prises de vues réelles, d'après Qui a censuré Roger Rabbit ? de Gary K. Wolf ; coproduction avec Amblin Entertainment (Steven Spielberg)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liver et Compagnie</text:p>
          </table:table-cell>
          <table:table-cell office:value-type="date" office:date-value="1988-11-18" calcext:value-type="date">
            <text:p>18/11/1988</text:p>
          </table:table-cell>
          <table:table-cell office:value-type="string" calcext:value-type="string">
            <text:p>D'après Oliver Twist de Charles Dickens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 Petite Sirène</text:p>
          </table:table-cell>
          <table:table-cell office:value-type="date" office:date-value="1989-11-15" calcext:value-type="date">
            <text:p>15/11/1989</text:p>
          </table:table-cell>
          <table:table-cell office:value-type="string" calcext:value-type="string">
            <text:p>D'après le conte d'Hans Christian Andersen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a Bande à Picsou, le film : Le Trésor de la lampe perdue</text:p>
          </table:table-cell>
          <table:table-cell office:value-type="date" office:date-value="1990-08-03" calcext:value-type="date">
            <text:p>03/08/1990</text:p>
          </table:table-cell>
          <table:table-cell office:value-type="string" calcext:value-type="string">
            <text:p>Réutilisant les personnages de la série télévisée La Bande à Picsou (1987-1992)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rnard et Bianca au pays des kangourous</text:p>
          </table:table-cell>
          <table:table-cell office:value-type="date" office:date-value="1990-11-16" calcext:value-type="date">
            <text:p>16/11/1990</text:p>
          </table:table-cell>
          <table:table-cell office:value-type="string" calcext:value-type="string">
            <text:p>Suite des Aventures de Bernard et Bianca (1977)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 Belle et la Bête</text:p>
          </table:table-cell>
          <table:table-cell office:value-type="date" office:date-value="1991-11-13" calcext:value-type="date">
            <text:p>13/11/1991</text:p>
          </table:table-cell>
          <table:table-cell office:value-type="string" calcext:value-type="string">
            <text:p>D'après le conte de Jeanne-Marie Leprince de Beaumont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ddin</text:p>
          </table:table-cell>
          <table:table-cell office:value-type="date" office:date-value="1992-11-11" calcext:value-type="date">
            <text:p>11/11/1992</text:p>
          </table:table-cell>
          <table:table-cell office:value-type="string" calcext:value-type="string">
            <text:p>D'après le conte arabe Aladin et la Lampe merveilleuse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L'Étrange Noël de monsieur Jack</text:p>
          </table:table-cell>
          <table:table-cell office:value-type="date" office:date-value="1993-10-09" calcext:value-type="date">
            <text:p>09/10/1993</text:p>
          </table:table-cell>
          <table:table-cell office:value-type="string" calcext:value-type="string">
            <text:p>Animation en volume - d'après une histoire de Tim Burton ; coproduction Touchstone Pictures (Disney)/Skellingto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e Retour de Jafar</text:p>
          </table:table-cell>
          <table:table-cell office:value-type="date" office:date-value="1994-05-20" calcext:value-type="date">
            <text:p>20/05/1994</text:p>
          </table:table-cell>
          <table:table-cell office:value-type="string" calcext:value-type="string">
            <text:p>Suite d'Aladdin (1992)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 Roi lion</text:p>
          </table:table-cell>
          <table:table-cell office:value-type="date" office:date-value="1994-06-15" calcext:value-type="date">
            <text:p>15/06/1994</text:p>
          </table:table-cell>
          <table:table-cell office:value-type="string" calcext:value-type="string">
            <text:p>D'après Le Roi Léo d'Osamu Tezuka et Hamlet de William Shakespeare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ingo et Max</text:p>
          </table:table-cell>
          <table:table-cell office:value-type="date" office:date-value="1995-04-07" calcext:value-type="date">
            <text:p>07/04/1995</text:p>
          </table:table-cell>
          <table:table-cell office:value-type="string" calcext:value-type="string">
            <text:p>D'après la série télévisée La Bande à Dingo (1992-1996)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cahontas : une légende indienne</text:p>
          </table:table-cell>
          <table:table-cell office:value-type="date" office:date-value="1995-06-16" calcext:value-type="date">
            <text:p>16/06/1995</text:p>
          </table:table-cell>
          <table:table-cell office:value-type="string" calcext:value-type="string">
            <text:p>D'après l'histoire vraie de Pocahonta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oy Story</text:p>
          </table:table-cell>
          <table:table-cell office:value-type="date" office:date-value="1995-11-19" calcext:value-type="date">
            <text:p>19/11/1995</text:p>
          </table:table-cell>
          <table:table-cell office:value-type="string" calcext:value-type="string">
            <text:p>Coproduction Pixar - Premier long-métrage « Disney » entièrement réalisé en images de synthèse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James et la Pêche géante</text:p>
          </table:table-cell>
          <table:table-cell office:value-type="date" office:date-value="1996-04-12" calcext:value-type="date">
            <text:p>12/04/1996</text:p>
          </table:table-cell>
          <table:table-cell office:value-type="string" calcext:value-type="string">
            <text:p>Animation en volume d'après le roman-éponyme de Roald Dahl ; coproduction avec Skellington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 Bossu de Notre-Dame</text:p>
          </table:table-cell>
          <table:table-cell office:value-type="date" office:date-value="1996-06-21" calcext:value-type="date">
            <text:p>21/06/1996</text:p>
          </table:table-cell>
          <table:table-cell office:value-type="string" calcext:value-type="string">
            <text:p>D'après le roman de Victor Hugo Notre-Dame de Paris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laddin et le Roi des voleurs</text:p>
          </table:table-cell>
          <table:table-cell office:value-type="date" office:date-value="1996-08-13" calcext:value-type="date">
            <text:p>13/08/1996</text:p>
          </table:table-cell>
          <table:table-cell office:value-type="string" calcext:value-type="string">
            <text:p>D'après le conte arabe des Mille et Une Nuits, Ali Baba et les Quarante voleurs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rcule</text:p>
          </table:table-cell>
          <table:table-cell office:value-type="date" office:date-value="1997-06-27" calcext:value-type="date">
            <text:p>27/06/1997</text:p>
          </table:table-cell>
          <table:table-cell office:value-type="string" calcext:value-type="string">
            <text:p>D'après les mythologies grecque et romaine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Winnie l'ourson 2 : Le Grand Voyage</text:p>
          </table:table-cell>
          <table:table-cell office:value-type="date" office:date-value="1997-08-05" calcext:value-type="date">
            <text:p>05/08/1997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a Belle et la Bête 2 : Le Noël enchanté</text:p>
          </table:table-cell>
          <table:table-cell office:value-type="date" office:date-value="1997-11-11" calcext:value-type="date">
            <text:p>11/11/1997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Le Monde magique de la Belle et la Bête</text:p>
          </table:table-cell>
          <table:table-cell office:value-type="date" office:date-value="1998-02-17" calcext:value-type="date">
            <text:p>17/02/1998</text:p>
          </table:table-cell>
          <table:table-cell office:value-type="string" calcext:value-type="string">
            <text:p>Constitué des quatre épisodes d'une série télévisée annulé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lan</text:p>
          </table:table-cell>
          <table:table-cell office:value-type="date" office:date-value="1998-06-05" calcext:value-type="date">
            <text:p>05/06/1998</text:p>
          </table:table-cell>
          <table:table-cell office:value-type="string" calcext:value-type="string">
            <text:p>D'après un poème chinois anonyme du Ve ou VIe siècl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ocahontas 2 : Un monde nouveau</text:p>
          </table:table-cell>
          <table:table-cell office:value-type="date" office:date-value="1998-08-04" calcext:value-type="date">
            <text:p>04/08/1998</text:p>
          </table:table-cell>
          <table:table-cell office:value-type="string" calcext:value-type="string">
            <text:p>Suite de Pocahontas : une légende indienne (1995)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e Roi lion 2 : L'Honneur de la tribu</text:p>
          </table:table-cell>
          <table:table-cell office:value-type="date" office:date-value="1998-10-27" calcext:value-type="date">
            <text:p>27/10/1998</text:p>
          </table:table-cell>
          <table:table-cell office:value-type="string" calcext:value-type="string">
            <text:p>Suite du Roi Lion (1994), D'après Roméo et Juliette de William Shakespeare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001 pattes</text:p>
          </table:table-cell>
          <table:table-cell office:value-type="date" office:date-value="1998-11-14" calcext:value-type="date">
            <text:p>14/11/1998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Doug, le film</text:p>
          </table:table-cell>
          <table:table-cell office:value-type="date" office:date-value="1999-03-19" calcext:value-type="date">
            <text:p>19/03/1999</text:p>
          </table:table-cell>
          <table:table-cell office:value-type="string" calcext:value-type="string">
            <text:p>Inspiré de la série télévisée produite par Jumbo Pictures pour Nickelodeon (1991-1994), puis rachetée par Disney (1996-1999)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rzan</text:p>
          </table:table-cell>
          <table:table-cell office:value-type="date" office:date-value="1999-06-18" calcext:value-type="date">
            <text:p>18/06/1999</text:p>
          </table:table-cell>
          <table:table-cell office:value-type="string" calcext:value-type="string">
            <text:p>D'après Edgar Rice Burroughs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oy Story 2</text:p>
          </table:table-cell>
          <table:table-cell office:value-type="date" office:date-value="1999-11-13" calcext:value-type="date">
            <text:p>13/11/1999</text:p>
          </table:table-cell>
          <table:table-cell office:value-type="string" calcext:value-type="string">
            <text:p>Coproduction Pixar ; suite de Toy Story (1995)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ickey, il était une fois Noël</text:p>
          </table:table-cell>
          <table:table-cell office:value-type="date" office:date-value="1999-12-07" calcext:value-type="date">
            <text:p>07/12/1999</text:p>
          </table:table-cell>
          <table:table-cell office:value-type="string" calcext:value-type="string">
            <text:p>Constitué de trois courts métrages inédits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ntasia 2000</text:p>
          </table:table-cell>
          <table:table-cell office:value-type="date" office:date-value="1999-12-17" calcext:value-type="date">
            <text:p>17/12/1999</text:p>
          </table:table-cell>
          <table:table-cell office:value-type="string" calcext:value-type="string">
            <text:p>Animation sur des musiques de compositeurs tels que George Gershwin, Edward Elgar, Camille Saint-Saëns et Igor Stravinsky - Suite de Fantasia (1940)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Les Aventures de Tigrou</text:p>
          </table:table-cell>
          <table:table-cell office:value-type="date" office:date-value="2000-02-11" calcext:value-type="date">
            <text:p>11/02/2000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ingo et Max 2 : Les Sportifs de l'extrême</text:p>
          </table:table-cell>
          <table:table-cell office:value-type="date" office:date-value="2000-02-29" calcext:value-type="date">
            <text:p>29/02/2000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nosaure</text:p>
          </table:table-cell>
          <table:table-cell office:value-type="date" office:date-value="2000-05-13" calcext:value-type="date">
            <text:p>13/05/2000</text:p>
          </table:table-cell>
          <table:table-cell office:value-type="string" calcext:value-type="string">
            <text:p>Animation en images de synthèse et prises de vues réelles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uzz l'Éclair, le film : Le Début des aventures</text:p>
          </table:table-cell>
          <table:table-cell office:value-type="date" office:date-value="2000-08-08" calcext:value-type="date">
            <text:p>08/08/2000</text:p>
          </table:table-cell>
          <table:table-cell office:value-type="string" calcext:value-type="string">
            <text:p>Prologue à la série télévisée Les Aventures de Buzz l'Éclair produite par Walt Disney Television Animation (2000-2001)</text:p>
          </table:table-cell>
          <table:table-cell table:number-columns-repeated="5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a Petite Sirène 2 : Retour à l'océan</text:p>
          </table:table-cell>
          <table:table-cell office:value-type="date" office:date-value="2000-09-19" calcext:value-type="date">
            <text:p>19/09/2000</text:p>
          </table:table-cell>
          <table:table-cell office:value-type="string" calcext:value-type="string">
            <text:p>Suite de La Petite Sirène (1989)</text:p>
          </table:table-cell>
          <table:table-cell table:number-columns-repeated="5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uzco, l'empereur mégalo</text:p>
          </table:table-cell>
          <table:table-cell office:value-type="date" office:date-value="2000-12-10" calcext:value-type="date">
            <text:p>10/12/2000</text:p>
          </table:table-cell>
          <table:table-cell table:number-columns-repeated="5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a Cour de récré : Vive les vacances !</text:p>
          </table:table-cell>
          <table:table-cell office:value-type="date" office:date-value="2001-02-10" calcext:value-type="date">
            <text:p>10/02/2001</text:p>
          </table:table-cell>
          <table:table-cell office:value-type="string" calcext:value-type="string">
            <text:p>Inspiré de la série télévisée La Cour de récré (1997-2001)</text:p>
          </table:table-cell>
          <table:table-cell table:number-columns-repeated="5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La Belle et le Clochard 2 : L'appel de la rue</text:p>
          </table:table-cell>
          <table:table-cell office:value-type="date" office:date-value="2001-02-18" calcext:value-type="date">
            <text:p>18/02/2001</text:p>
          </table:table-cell>
          <table:table-cell office:value-type="string" calcext:value-type="string">
            <text:p>Suite de La Belle et le Clochard (1955)</text:p>
          </table:table-cell>
          <table:table-cell table:number-columns-repeated="5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lantide, l'empire perdu</text:p>
          </table:table-cell>
          <table:table-cell office:value-type="date" office:date-value="2001-06-03" calcext:value-type="date">
            <text:p>03/06/2001</text:p>
          </table:table-cell>
          <table:table-cell office:value-type="string" calcext:value-type="string">
            <text:p>D'après la mythologie grecque</text:p>
          </table:table-cell>
          <table:table-cell table:number-columns-repeated="5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onstres et Cie</text:p>
          </table:table-cell>
          <table:table-cell office:value-type="date" office:date-value="2001-10-28" calcext:value-type="date">
            <text:p>28/10/2001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eter Pan 2 : Retour au Pays imaginaire</text:p>
          </table:table-cell>
          <table:table-cell office:value-type="date" office:date-value="2002-01-01" calcext:value-type="date">
            <text:p>01/01/2002</text:p>
          </table:table-cell>
          <table:table-cell office:value-type="string" calcext:value-type="string">
            <text:p>Suite de Peter Pan (1953)</text:p>
          </table:table-cell>
          <table:table-cell table:number-columns-repeated="5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endrillon 2 : Une vie de princesse</text:p>
          </table:table-cell>
          <table:table-cell office:value-type="date" office:date-value="2002-02-23" calcext:value-type="date">
            <text:p>23/02/2002</text:p>
          </table:table-cell>
          <table:table-cell office:value-type="string" calcext:value-type="string">
            <text:p>Suite de Cendrillon (1950)</text:p>
          </table:table-cell>
          <table:table-cell table:number-columns-repeated="5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Le Bossu de Notre-Dame 2 : Le Secret de Quasimodo</text:p>
          </table:table-cell>
          <table:table-cell office:value-type="date" office:date-value="2002-03-19" calcext:value-type="date">
            <text:p>19/03/2002</text:p>
          </table:table-cell>
          <table:table-cell office:value-type="string" calcext:value-type="string">
            <text:p>Suite du Bossu de Notre-Dame (1996)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lo et Stitch</text:p>
          </table:table-cell>
          <table:table-cell office:value-type="date" office:date-value="2002-06-16" calcext:value-type="date">
            <text:p>16/06/2002</text:p>
          </table:table-cell>
          <table:table-cell table:number-columns-repeated="5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a Planète au trésor, un nouvel univers</text:p>
          </table:table-cell>
          <table:table-cell office:value-type="date" office:date-value="2002-11-05" calcext:value-type="date">
            <text:p>05/11/2002</text:p>
          </table:table-cell>
          <table:table-cell office:value-type="string" calcext:value-type="string">
            <text:p>D'après L'Île au trésor de Robert Louis Stevenson</text:p>
          </table:table-cell>
          <table:table-cell table:number-columns-repeated="5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101 Dalmatiens 2 : Sur la trace des héros</text:p>
          </table:table-cell>
          <table:table-cell office:value-type="date" office:date-value="2002-11-06" calcext:value-type="date">
            <text:p>06/11/2002</text:p>
          </table:table-cell>
          <table:table-cell office:value-type="string" calcext:value-type="string">
            <text:p>Suite des 101 Dalmatiens (1961)</text:p>
          </table:table-cell>
          <table:table-cell table:number-columns-repeated="5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Le Livre de la jungle 2</text:p>
          </table:table-cell>
          <table:table-cell office:value-type="date" office:date-value="2003-02-05" calcext:value-type="date">
            <text:p>05/02/2003</text:p>
          </table:table-cell>
          <table:table-cell office:value-type="string" calcext:value-type="string">
            <text:p>Suite du Livre de la jungle (1967)</text:p>
          </table:table-cell>
          <table:table-cell table:number-columns-repeated="5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s Aventures de Porcinet</text:p>
          </table:table-cell>
          <table:table-cell office:value-type="date" office:date-value="2003-03-16" calcext:value-type="date">
            <text:p>16/03/2003</text:p>
          </table:table-cell>
          <table:table-cell table:number-columns-repeated="5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Les Énigmes de l'Atlantide</text:p>
          </table:table-cell>
          <table:table-cell office:value-type="date" office:date-value="2003-04-23" calcext:value-type="date">
            <text:p>23/04/2003</text:p>
          </table:table-cell>
          <table:table-cell office:value-type="string" calcext:value-type="string">
            <text:p>Suite d'Atlantide,l'empire perdu (2001) constituée de trois épisodes d'une série annulée faute de succès du film</text:p>
          </table:table-cell>
          <table:table-cell table:number-columns-repeated="5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e Monde de Nemo</text:p>
          </table:table-cell>
          <table:table-cell office:value-type="date" office:date-value="2003-05-30" calcext:value-type="date">
            <text:p>30/05/2003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Stitch ! le film</text:p>
          </table:table-cell>
          <table:table-cell office:value-type="date" office:date-value="2003-08-26" calcext:value-type="date">
            <text:p>26/08/2003</text:p>
          </table:table-cell>
          <table:table-cell office:value-type="string" calcext:value-type="string">
            <text:p>Prologue à la série télévisée Lilo et Stitch, la série (2003-2006)</text:p>
          </table:table-cell>
          <table:table-cell table:number-columns-repeated="5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ère des ours</text:p>
          </table:table-cell>
          <table:table-cell office:value-type="date" office:date-value="2003-10-24" calcext:value-type="date">
            <text:p>24/10/2003</text:p>
          </table:table-cell>
          <table:table-cell table:number-columns-repeated="5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cott, le film</text:p>
          </table:table-cell>
          <table:table-cell office:value-type="date" office:date-value="2004-01-16" calcext:value-type="date">
            <text:p>16/01/2004</text:p>
          </table:table-cell>
          <table:table-cell office:value-type="string" calcext:value-type="string">
            <text:p>Inspiré de la série télévisée Scott (2000-2002)</text:p>
          </table:table-cell>
          <table:table-cell table:number-columns-repeated="5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e Roi lion 3 : Hakuna Matata</text:p>
          </table:table-cell>
          <table:table-cell office:value-type="date" office:date-value="2004-02-10" calcext:value-type="date">
            <text:p>10/02/2004</text:p>
          </table:table-cell>
          <table:table-cell office:value-type="string" calcext:value-type="string">
            <text:p>L'action se déroule parallèlement à celle du Roi lion (1994), mais du point de vue de Timon et Pumbaa</text:p>
          </table:table-cell>
          <table:table-cell table:number-columns-repeated="5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es Aventures de Petit Gourou</text:p>
          </table:table-cell>
          <table:table-cell office:value-type="date" office:date-value="2004-03-09" calcext:value-type="date">
            <text:p>09/03/2004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 ferme se rebelle</text:p>
          </table:table-cell>
          <table:table-cell office:value-type="date" office:date-value="2004-03-21" calcext:value-type="date">
            <text:p>21/03/2004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ickey, Donald, Dingo : Les Trois Mousquetaires</text:p>
          </table:table-cell>
          <table:table-cell office:value-type="date" office:date-value="2004-08-03" calcext:value-type="date">
            <text:p>03/08/2004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ulan 2 : La Mission de l'Empereur</text:p>
          </table:table-cell>
          <table:table-cell office:value-type="date" office:date-value="2004-11-03" calcext:value-type="date">
            <text:p>03/11/2004</text:p>
          </table:table-cell>
          <table:table-cell office:value-type="string" calcext:value-type="string">
            <text:p>Suite de Mulan (1998)</text:p>
          </table:table-cell>
          <table:table-cell table:number-columns-repeated="5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es Indestructibles</text:p>
          </table:table-cell>
          <table:table-cell office:value-type="date" office:date-value="2004-11-05" calcext:value-type="date">
            <text:p>05/11/2004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Mickey, il était deux fois Noël</text:p>
          </table:table-cell>
          <table:table-cell office:value-type="date" office:date-value="2004-11-09" calcext:value-type="date">
            <text:p>09/11/2004</text:p>
          </table:table-cell>
          <table:table-cell office:value-type="string" calcext:value-type="string">
            <text:p>Suite de Mickey, il était une fois Noël (1999), constituée de cinq courts métrages inédits en images de synthèse</text:p>
          </table:table-cell>
          <table:table-cell table:number-columns-repeated="5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Winnie l'ourson et l'Éfélant</text:p>
          </table:table-cell>
          <table:table-cell office:value-type="date" office:date-value="2005-02-11" calcext:value-type="date">
            <text:p>11/02/2005</text:p>
          </table:table-cell>
          <table:table-cell table:number-columns-repeated="5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arzan 2 : L'enfance d'un héros</text:p>
          </table:table-cell>
          <table:table-cell office:value-type="date" office:date-value="2005-06-14" calcext:value-type="date">
            <text:p>14/06/2005</text:p>
          </table:table-cell>
          <table:table-cell office:value-type="string" calcext:value-type="string">
            <text:p>L'action se situe pendant celle de Tarzan (1999)</text:p>
          </table:table-cell>
          <table:table-cell table:number-columns-repeated="5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ilo et Stitch 2 : Hawaï, nous avons un problème!</text:p>
          </table:table-cell>
          <table:table-cell office:value-type="date" office:date-value="2005-08-15" calcext:value-type="date">
            <text:p>15/08/2005</text:p>
          </table:table-cell>
          <table:table-cell office:value-type="string" calcext:value-type="string">
            <text:p>L'action se situe entre Lilo et Stitch (2002) et Stitch ! le film (2003)</text:p>
          </table:table-cell>
          <table:table-cell table:number-columns-repeated="5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icken Little</text:p>
          </table:table-cell>
          <table:table-cell office:value-type="date" office:date-value="2005-10-30" calcext:value-type="date">
            <text:p>30/10/2005</text:p>
          </table:table-cell>
          <table:table-cell office:value-type="string" calcext:value-type="string">
            <text:p>Premier « Classique d'animation Disney » totalement en images de synthèse</text:p>
          </table:table-cell>
          <table:table-cell table:number-columns-repeated="5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Kuzco 2 : King Kronk</text:p>
          </table:table-cell>
          <table:table-cell office:value-type="date" office:date-value="2005-12-05" calcext:value-type="date">
            <text:p>05/12/2005</text:p>
          </table:table-cell>
          <table:table-cell table:number-columns-repeated="5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Bambi 2</text:p>
          </table:table-cell>
          <table:table-cell office:value-type="date" office:date-value="2006-01-26" calcext:value-type="date">
            <text:p>26/01/2006</text:p>
          </table:table-cell>
          <table:table-cell office:value-type="string" calcext:value-type="string">
            <text:p>L'action se situe pendant celle de Bambi (1942)</text:p>
          </table:table-cell>
          <table:table-cell table:number-columns-repeated="5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he Wild</text:p>
          </table:table-cell>
          <table:table-cell office:value-type="date" office:date-value="2006-04-06" calcext:value-type="date">
            <text:p>06/04/2006</text:p>
          </table:table-cell>
          <table:table-cell table:number-columns-repeated="5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ars</text:p>
          </table:table-cell>
          <table:table-cell office:value-type="date" office:date-value="2006-06-09" calcext:value-type="date">
            <text:p>09/06/2006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Leroy et Stitch</text:p>
          </table:table-cell>
          <table:table-cell office:value-type="date" office:date-value="2006-06-23" calcext:value-type="date">
            <text:p>23/06/2006</text:p>
          </table:table-cell>
          <table:table-cell office:value-type="string" calcext:value-type="string">
            <text:p>Conclusion de la série télévisée Lilo et Stitch, la série (2003-2006)</text:p>
          </table:table-cell>
          <table:table-cell table:number-columns-repeated="5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Frère des ours 2</text:p>
          </table:table-cell>
          <table:table-cell office:value-type="date" office:date-value="2006-08-17" calcext:value-type="date">
            <text:p>17/08/2006</text:p>
          </table:table-cell>
          <table:table-cell office:value-type="string" calcext:value-type="string">
            <text:p>Suite de Frère des ours (2003)</text:p>
          </table:table-cell>
          <table:table-cell table:number-columns-repeated="5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ox et Rouky 2</text:p>
          </table:table-cell>
          <table:table-cell office:value-type="date" office:date-value="2006-11-07" calcext:value-type="date">
            <text:p>07/11/2006</text:p>
          </table:table-cell>
          <table:table-cell office:value-type="string" calcext:value-type="string">
            <text:p>Suite de Rox et Rouky (1981)</text:p>
          </table:table-cell>
          <table:table-cell table:number-columns-repeated="5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e Sortilège de Cendrillon</text:p>
          </table:table-cell>
          <table:table-cell office:value-type="date" office:date-value="2007-02-06" calcext:value-type="date">
            <text:p>06/02/2007</text:p>
          </table:table-cell>
          <table:table-cell office:value-type="string" calcext:value-type="string">
            <text:p>Suite de Cendrillon (1950) et de Cendrillon 2 : Une vie de princesse (2002)</text:p>
          </table:table-cell>
          <table:table-cell table:number-columns-repeated="5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ienvenue chez les Robinson</text:p>
          </table:table-cell>
          <table:table-cell office:value-type="date" office:date-value="2007-03-23" calcext:value-type="date">
            <text:p>23/03/2007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atatouille</text:p>
          </table:table-cell>
          <table:table-cell office:value-type="date" office:date-value="2007-06-22" calcext:value-type="date">
            <text:p>22/06/2007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Il était une fois</text:p>
          </table:table-cell>
          <table:table-cell office:value-type="date" office:date-value="2007-11-21" calcext:value-type="date">
            <text:p>21/11/2007</text:p>
          </table:table-cell>
          <table:table-cell office:value-type="string" calcext:value-type="string">
            <text:p>long-métrage mélangeant animation et prises de vues réelles</text:p>
          </table:table-cell>
          <table:table-cell table:number-columns-repeated="5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WALL-E</text:p>
          </table:table-cell>
          <table:table-cell office:value-type="date" office:date-value="2008-06-23" calcext:value-type="date">
            <text:p>23/06/2008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Le Secret de la Petite Sirène</text:p>
          </table:table-cell>
          <table:table-cell office:value-type="date" office:date-value="2008-08-26" calcext:value-type="date">
            <text:p>26/08/2008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a Fée Clochette</text:p>
          </table:table-cell>
          <table:table-cell office:value-type="date" office:date-value="2008-09-11" calcext:value-type="date">
            <text:p>11/09/2008</text:p>
          </table:table-cell>
          <table:table-cell table:number-columns-repeated="5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olt, star malgré lui</text:p>
          </table:table-cell>
          <table:table-cell office:value-type="date" office:date-value="2008-11-21" calcext:value-type="date">
            <text:p>21/11/2008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Là-haut</text:p>
          </table:table-cell>
          <table:table-cell office:value-type="date" office:date-value="2009-05-29" calcext:value-type="date">
            <text:p>29/05/2009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lochette et la Pierre de lune</text:p>
          </table:table-cell>
          <table:table-cell office:value-type="date" office:date-value="2009-10-28" calcext:value-type="date">
            <text:p>28/10/2009</text:p>
          </table:table-cell>
          <table:table-cell table:number-columns-repeated="5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Le Drôle de Noël de Scrooge</text:p>
          </table:table-cell>
          <table:table-cell office:value-type="date" office:date-value="2009-11-06" calcext:value-type="date">
            <text:p>06/11/2009</text:p>
          </table:table-cell>
          <table:table-cell office:value-type="string" calcext:value-type="string">
            <text:p>Coproduction ImageMovers Digital</text:p>
          </table:table-cell>
          <table:table-cell table:number-columns-repeated="5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a Princesse et la Grenouille</text:p>
          </table:table-cell>
          <table:table-cell office:value-type="date" office:date-value="2009-12-25" calcext:value-type="date">
            <text:p>25/12/2009</text:p>
          </table:table-cell>
          <table:table-cell table:number-columns-repeated="5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lochette et l'Expédition féerique</text:p>
          </table:table-cell>
          <table:table-cell office:value-type="date" office:date-value="2010-07-23" calcext:value-type="date">
            <text:p>23/07/2010</text:p>
          </table:table-cell>
          <table:table-cell table:number-columns-repeated="5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y Story 3</text:p>
          </table:table-cell>
          <table:table-cell office:value-type="date" office:date-value="2010-06-15" calcext:value-type="date">
            <text:p>15/06/2010</text:p>
          </table:table-cell>
          <table:table-cell office:value-type="string" calcext:value-type="string">
            <text:p>Suite de Toy Story (1995) et Toy Story 2 (1999) - Coproduction Pixar</text:p>
          </table:table-cell>
          <table:table-cell table:number-columns-repeated="5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iponce</text:p>
          </table:table-cell>
          <table:table-cell office:value-type="date" office:date-value="2010-11-24" calcext:value-type="date">
            <text:p>24/11/2010</text:p>
          </table:table-cell>
          <table:table-cell table:number-columns-repeated="5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Milo sur Mars</text:p>
          </table:table-cell>
          <table:table-cell office:value-type="date" office:date-value="2011-03-09" calcext:value-type="date">
            <text:p>09/03/2011</text:p>
          </table:table-cell>
          <table:table-cell table:number-columns-repeated="5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nie l'ourson</text:p>
          </table:table-cell>
          <table:table-cell office:value-type="date" office:date-value="2011-04-13" calcext:value-type="date">
            <text:p>13/04/2011</text:p>
          </table:table-cell>
          <table:table-cell table:number-columns-repeated="5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ars 2</text:p>
          </table:table-cell>
          <table:table-cell office:value-type="date" office:date-value="2011-06-24" calcext:value-type="date">
            <text:p>24/06/201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belle</text:p>
          </table:table-cell>
          <table:table-cell office:value-type="date" office:date-value="2012-06-18" calcext:value-type="date">
            <text:p>18/06/2012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lochette et le Secret des fées</text:p>
          </table:table-cell>
          <table:table-cell office:value-type="date" office:date-value="2012-08-16" calcext:value-type="date">
            <text:p>16/08/2012</text:p>
          </table:table-cell>
          <table:table-cell table:number-columns-repeated="5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Frankenweenie</text:p>
          </table:table-cell>
          <table:table-cell office:value-type="date" office:date-value="2012-10-04" calcext:value-type="date">
            <text:p>04/10/2012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s Mondes de Ralph</text:p>
          </table:table-cell>
          <table:table-cell office:value-type="date" office:date-value="2012-11-01" calcext:value-type="date">
            <text:p>01/11/2012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nstres Academy</text:p>
          </table:table-cell>
          <table:table-cell office:value-type="date" office:date-value="2013-06-20" calcext:value-type="date">
            <text:p>20/06/2013</text:p>
          </table:table-cell>
          <table:table-cell office:value-type="string" calcext:value-type="string">
            <text:p>Préquel de Monstres et Cie (2001) - Coproduction Pixar</text:p>
          </table:table-cell>
          <table:table-cell table:number-columns-repeated="5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lanes</text:p>
          </table:table-cell>
          <table:table-cell office:value-type="date" office:date-value="2013-08-09" calcext:value-type="date">
            <text:p>09/08/2013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 Reine des neiges</text:p>
          </table:table-cell>
          <table:table-cell office:value-type="date" office:date-value="2013-11-27" calcext:value-type="date">
            <text:p>27/11/2013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lochette et la Fée pirate</text:p>
          </table:table-cell>
          <table:table-cell office:value-type="date" office:date-value="2014-04-01" calcext:value-type="date">
            <text:p>01/04/2014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Planes 2</text:p>
          </table:table-cell>
          <table:table-cell office:value-type="date" office:date-value="2014-07-18" calcext:value-type="date">
            <text:p>18/07/2014</text:p>
          </table:table-cell>
          <table:table-cell table:number-columns-repeated="5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s Nouveaux Héros</text:p>
          </table:table-cell>
          <table:table-cell office:value-type="date" office:date-value="2014-10-23" calcext:value-type="date">
            <text:p>23/10/2014</text:p>
          </table:table-cell>
          <table:table-cell table:number-columns-repeated="5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lochette et la Créature légendaire</text:p>
          </table:table-cell>
          <table:table-cell office:value-type="date" office:date-value="2014-12-12" calcext:value-type="date">
            <text:p>12/12/2014</text:p>
          </table:table-cell>
          <table:table-cell table:number-columns-repeated="5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Vice Versa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e Voyage d'Arlo</text:p>
          </table:table-cell>
          <table:table-cell office:value-type="date" office:date-value="2015-11-10" calcext:value-type="date">
            <text:p>10/11/2015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ootopie</text:p>
          </table:table-cell>
          <table:table-cell office:value-type="date" office:date-value="2016-02-11" calcext:value-type="date">
            <text:p>11/02/2016</text:p>
          </table:table-cell>
          <table:table-cell table:number-columns-repeated="5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Le Monde de Dory</text:p>
          </table:table-cell>
          <table:table-cell office:value-type="date" office:date-value="2016-06-08" calcext:value-type="date">
            <text:p>08/06/2016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iana : La Légende du bout du monde</text:p>
          </table:table-cell>
          <table:table-cell office:value-type="date" office:date-value="2016-11-23" calcext:value-type="date">
            <text:p>23/11/2016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ars 3</text:p>
          </table:table-cell>
          <table:table-cell office:value-type="date" office:date-value="2017-06-10" calcext:value-type="date">
            <text:p>10/06/2017</text:p>
          </table:table-cell>
          <table:table-cell office:value-type="string" calcext:value-type="string">
            <text:p>Suite de Cars (2006) et Cars 2 (2011) - Coproduction Pixar</text:p>
          </table:table-cell>
          <table:table-cell table:number-columns-repeated="5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oco</text:p>
          </table:table-cell>
          <table:table-cell office:value-type="date" office:date-value="2017-10-20" calcext:value-type="date">
            <text:p>20/10/2017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Les Indestructibles 2</text:p>
          </table:table-cell>
          <table:table-cell office:value-type="date" office:date-value="2018-06-05" calcext:value-type="date">
            <text:p>05/06/2018</text:p>
          </table:table-cell>
          <table:table-cell office:value-type="string" calcext:value-type="string">
            <text:p>Suite des Indestructibles (2004) - Coproduction Pixar</text:p>
          </table:table-cell>
          <table:table-cell table:number-columns-repeated="5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lph 2.0</text:p>
          </table:table-cell>
          <table:table-cell office:value-type="date" office:date-value="2018-11-21" calcext:value-type="date">
            <text:p>21/11/2018</text:p>
          </table:table-cell>
          <table:table-cell office:value-type="string" calcext:value-type="string">
            <text:p>Suite des Mondes de Ralph (2012)</text:p>
          </table:table-cell>
          <table:table-cell table:number-columns-repeated="5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Toy Story 4</text:p>
          </table:table-cell>
          <table:table-cell office:value-type="date" office:date-value="2019-06-19" calcext:value-type="date">
            <text:p>19/06/2019</text:p>
          </table:table-cell>
          <table:table-cell office:value-type="string" calcext:value-type="string">
            <text:p>Suite des trois films précédents (1995, 1999 et 2010) - Coproduction Pixar</text:p>
          </table:table-cell>
          <table:table-cell table:number-columns-repeated="5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a Reine des neiges 2</text:p>
          </table:table-cell>
          <table:table-cell office:value-type="date" office:date-value="2019-11-07" calcext:value-type="date">
            <text:p>07/11/2019</text:p>
          </table:table-cell>
          <table:table-cell office:value-type="string" calcext:value-type="string">
            <text:p>Suite de La Reine des neiges (2013)</text:p>
          </table:table-cell>
          <table:table-cell table:number-columns-repeated="5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En avant</text:p>
          </table:table-cell>
          <table:table-cell office:value-type="date" office:date-value="2020-03-04" calcext:value-type="date">
            <text:p>04/03/2020</text:p>
          </table:table-cell>
          <table:table-cell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Soul</text:p>
          </table:table-cell>
          <table:table-cell office:value-type="date" office:date-value="2020-12-25" calcext:value-type="date">
            <text:p>25/12/2020</text:p>
          </table:table-cell>
          <table:table-cell office:value-type="string" calcext:value-type="string">
            <text:p>Sorti sur Disney+. Coproduction Pixar</text:p>
          </table:table-cell>
          <table:table-cell table:number-columns-repeated="5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aya et le Dernier Dragon</text:p>
          </table:table-cell>
          <table:table-cell office:value-type="date" office:date-value="2021-03-03" calcext:value-type="date">
            <text:p>03/03/202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uca</text:p>
          </table:table-cell>
          <table:table-cell office:value-type="date" office:date-value="2021-06-18" calcext:value-type="date">
            <text:p>18/06/2021</text:p>
          </table:table-cell>
          <table:table-cell table:style-name="ce2" office:value-type="string" calcext:value-type="string">
            <text:p>Sorti sur Disney+. Coproduction Pixar</text:p>
          </table:table-cell>
          <table:table-cell table:number-columns-repeated="5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canto : La Fantastique Famille Madrigal</text:p>
          </table:table-cell>
          <table:table-cell office:value-type="date" office:date-value="2021-11-03" calcext:value-type="date">
            <text:p>03/11/2021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lerte Rouge</text:p>
          </table:table-cell>
          <table:table-cell office:value-type="date" office:date-value="2022-03-11" calcext:value-type="date">
            <text:p>11/03/2022</text:p>
          </table:table-cell>
          <table:table-cell table:style-name="ce2" office:value-type="string" calcext:value-type="string">
            <text:p>Sorti sur Disney +. Coproduction Pixar</text:p>
          </table:table-cell>
          <table:table-cell table:number-columns-repeated="5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Buzz l'Éclair</text:p>
          </table:table-cell>
          <table:table-cell office:value-type="date" office:date-value="2022-06-17" calcext:value-type="date">
            <text:p>17/06/2022</text:p>
          </table:table-cell>
          <table:table-cell table:style-name="ce2"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Il était une fois 2</text:p>
          </table:table-cell>
          <table:table-cell office:value-type="date" office:date-value="2022-11-18" calcext:value-type="date">
            <text:p>18/11/2022</text:p>
          </table:table-cell>
          <table:table-cell table:style-name="ce2" office:value-type="string" calcext:value-type="string">
            <text:p>Sorti sur Disney+. Suite de Il était une fois (2007).</text:p>
          </table:table-cell>
          <table:table-cell table:number-columns-repeated="5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valonia, l'étrange voyage</text:p>
          </table:table-cell>
          <table:table-cell office:value-type="date" office:date-value="2022-11-23" calcext:value-type="date">
            <text:p>23/11/2022</text:p>
          </table:table-cell>
          <table:table-cell table:number-columns-repeated="5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Élémentaire</text:p>
          </table:table-cell>
          <table:table-cell office:value-type="date" office:date-value="2023-06-16" calcext:value-type="date">
            <text:p>16/06/2023</text:p>
          </table:table-cell>
          <table:table-cell table:style-name="ce2" office:value-type="string" calcext:value-type="string">
            <text:p>Coproduction Pixar</text:p>
          </table:table-cell>
          <table:table-cell table:number-columns-repeated="5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sh, Asha et la bonne étoile</text:p>
          </table:table-cell>
          <table:table-cell office:value-type="date" office:date-value="2023-11-22" calcext:value-type="date">
            <text:p>22/11/2023</text:p>
          </table:table-cell>
          <table:table-cell table:number-columns-repeated="59"/>
        </table:table-row>
        <table:table-row table:style-name="ro1" table:number-rows-repeated="10484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Liste des longs métrages Disney'.A1:'Liste des longs métrages Disney'.F155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s_20_longs_20_métrages_20_Disney" style:display-name="PageStyle_Liste des longs métrages Disne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dc:date>2023-07-20T18:37:07.325000000</dc:date>
    <dc:language>fr-FR</dc:language>
    <meta:editing-duration>PT9M23S</meta:editing-duration>
    <meta:generator>LibreOffice/7.0.4.2$Windows_X86_64 LibreOffice_project/dcf040e67528d9187c66b2379df5ea4407429775</meta:generator>
    <meta:document-statistic meta:table-count="1" meta:cell-count="777" meta:object-count="0"/>
    <meta:user-defined meta:name="AppVersion">16.0300</meta:user-defined>
  </office:meta>
</office:document-meta>
</file>